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d13" officeooo:paragraph-rsid="00165d13"/>
    </style:style>
    <style:style style:name="P2" style:family="paragraph" style:parent-style-name="Standard">
      <style:text-properties officeooo:rsid="00176597" officeooo:paragraph-rsid="00176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ow are you? </text:p>
      <text:p text:style-name="P2">I am changing something in the code ( Assume it )</text:p>
      <text:p text:style-name="P2">ok ?</text:p>
      <text:p text:style-name="P2">Now for the check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3:41:17.327993776</meta:creation-date>
    <dc:date>2022-05-29T14:55:35.915382711</dc:date>
    <meta:editing-duration>PT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1" meta:character-count="87" meta:non-whitespace-character-count="68"/>
  </office:meta>
</office:document-meta>
</file>